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4ea28"/>
    </style:style>
    <style:style style:name="P2" style:family="paragraph" style:parent-style-name="Standard">
      <style:text-properties fo:color="#000000" style:font-name="Arial" fo:font-size="12pt" style:font-name-asian="NimbusSanL-Regu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6pt" fo:font-weight="bold" style:font-name-asian="NimbusSanL-Regu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81" style:font-name="Arial" fo:font-size="12pt" style:font-name-asian="NimbusSanL-Regu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14ea28" officeooo:paragraph-rsid="0014ea28" style:font-name-asian="NimbusSanL-Bold" style:font-size-asian="16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/>
    </style:style>
    <style:style style:name="T3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T5" style:family="text">
      <style:text-properties fo:color="#000000" style:font-name="Arial" fo:font-size="12pt" style:font-name-asian="NimbusSanL-Bold" style:font-size-asian="12pt" style:font-name-complex="Arial1" style:font-size-complex="12pt"/>
    </style:style>
    <style:style style:name="T6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7" style:family="text">
      <style:text-properties fo:color="#000000" style:font-name="Arial" fo:font-size="12pt" style:font-name-asian="NimbusSanL-Regu" style:font-size-asian="12pt" style:font-name-complex="Arial1" style:font-size-complex="12pt"/>
    </style:style>
    <style:style style:name="T8" style:family="text">
      <style:text-properties fo:color="#000000" style:font-name="Arial" fo:font-size="12pt" officeooo:rsid="001393ed" style:font-name-asian="NimbusSanL-Regu" style:font-size-asian="12pt" style:font-name-complex="Arial1" style:font-size-complex="12pt"/>
    </style:style>
    <style:style style:name="T9" style:family="text">
      <style:text-properties fo:color="#000000" style:font-name="Arial" style:font-name-asian="NimbusSanL-Bold" style:font-name-complex="Arial1"/>
    </style:style>
    <style:style style:name="T10" style:family="text">
      <style:text-properties style:font-name="Arial" fo:font-size="12pt" style:font-name-asian="NimbusSanL-Regu" style:font-size-asian="12pt" style:font-name-complex="Arial1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196b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itle>Barcoongere to Red Rock – Blue Cord Hike - V1.0</text:title></text:p>
      <text:p text:style-name="P5">(Part of Yuraygir Coastal Walk)</text:p>
      <text:p text:style-name="P8">Archie Carter – March 2018</text:p>
      <text:p text:style-name="P8"/>
      <text:p text:style-name="P3"><text:span text:style-name="T3">MAP: </text:span><text:span text:style-name="T6">Red Rock - 9538-3-S; North Solitary Island – 9538-2-S</text:span></text:p>
      <text:p text:style-name="P3"><text:span text:style-name="T3">Grid Ref Zone: </text:span><text:span text:style-name="T7">MGRS 56JN</text:span><text:span text:style-name="T8">M</text:span></text:p>
      <text:p text:style-name="P4"/>
      <text:p text:style-name="P4">Summary</text:p>
      <text:p text:style-name="P7">Distance – 15 kilometres</text:p>
      <text:p text:style-name="P7">A suitable hike for Explorer level with combination of formed road and creek crossings finishing with beach hike. <text:s/>Minor navigation skills required.</text:p>
      <text:p text:style-name="P7">The Yuraygir Coastal Walk offers a variety of suitable hikes.</text:p>
      <text:p text:style-name="P7">This particular hike is a good example of a supported hike requiring sound planning for emergency purposes, with great opportunities to test the Scouts.</text:p>
      <text:p text:style-name="P7">Starting in Barcoongere State Forest provides opportunity to maximise number of kilometres to complete (up to 15km for Explorer level) – variation to starting points can occur.</text:p>
      <text:p text:style-name="P7">Check tide times for midday preferable low tide.</text:p>
      <text:p text:style-name="P7">Permits required for entry and camping ($6 scouts; $12 adults) within National Park.</text:p>
      <text:p text:style-name="P7">Walk Information:</text:p>
      <text:p text:style-name="P3"><text:a xlink:type="simple" xlink:href="http://www.nationalparks.nsw.gov.au/things-to-do/walking-tracks/yuraygir-coastal-walk" text:style-name="Internet_20_link" text:visited-style-name="Visited_20_Internet_20_Link"><text:span text:style-name="T10">http://www.nationalparks.nsw.gov.au/things-to-do/walking-tracks/yuraygir-coastal-walk</text:span></text:a></text:p>
      <text:p text:style-name="P9"/>
      <text:p text:style-name="P4">Hike – Day 1 – Barcoongere State Forest to Pebbly Beach Camping Area <text:s/>- <text:span text:style-name="T12">6Km</text:span></text:p>
      <text:p text:style-name="P3"><text:span text:style-name="T5">• Travel south from Grafton on Pacific Highway, at approx 40 km turn left onto McPhillips Road </text:span><text:span text:style-name="T2">(EMERGENCY ACCESS POINT</text:span><text:span text:style-name="T5">)- follow signs to Barcoongere Way</text:span></text:p>
      <text:p text:style-name="P7">Start 11am – cnr Barcoongere Way and Cabbage Tree Road (184 879)</text:p>
      <text:p text:style-name="P3"><text:span text:style-name="T9">• </text:span><text:span text:style-name="T7">unsealed road walk to Station Creek Camping area (238 866) with some side tracks to vantage points – lunch along the way</text:span></text:p>
      <text:p text:style-name="P3"><text:span text:style-name="T5">• </text:span><text:span text:style-name="T7">follow walking track along Station Creek to beach – crossing required – check tides</text:span></text:p>
      <text:p text:style-name="P3"><text:span text:style-name="T9">• </text:span><text:span text:style-name="T7">Walk to camp at Pebbly Beach Campground (248 876) north of crossing</text:span></text:p>
      <text:p text:style-name="P3"><text:span text:style-name="T2">• </text:span><text:span text:style-name="T4">Need to plan water drop </text:span></text:p>
      <text:p text:style-name="P7">4wd support vehicles – Pebbly Beach turnoff (229 864); 4wd access (233 847); note no vehicles couth of 4wd access</text:p>
      <text:p text:style-name="P6"/>
      <text:p text:style-name="P4">Hike – Day 2 – Pebbly Beach Camping Area to Red Rock - <text:span text:style-name="T12">8Km</text:span></text:p>
      <text:p text:style-name="P3"><text:span text:style-name="T5">• Start 8am - </text:span><text:span text:style-name="T7">easy graded walk along Pebbly Beach camp ground then return creek crossing – check tides</text:span></text:p>
      <text:p text:style-name="P3"><text:span text:style-name="T5">• </text:span><text:span text:style-name="T7">beach hike with possible morning tea rest stop </text:span></text:p>
      <text:p text:style-name="P7">• hike to end of Station Creek Beach at Red Rock Creek (223 833) – first creek crossing possible by wading at low tide</text:p>
      <text:p text:style-name="P3"><text:span text:style-name="T5">• </text:span><text:span text:style-name="T7">then walk across estuary to pick up point boat ramp (218 831) – need to secure boat or canoe to ferry across creek</text:span></text:p>
      <text:p text:style-name="Standard"><text:span text:style-name="T7">Transport pick up ETA 12pm</text:span></text:p>
      <text:p text:style-name="P2"><text:span text:style-name="T11">Alternative Routes<text:line-break/></text:span>Travel south along Barcoongere Way and get picked up at Pacific Highway intersection</text:p>
      <text:p text:style-name="P2"><text:span text:style-name="T11">Escape routes<text:line-break/></text:span>Village of Red Rock has access points for extraction if required<text:line-break/>Barcoongere Way to be used for vehicular access</text:p>
      <text:p text:style-name="P2"><text:soft-page-break/><text:span text:style-name="T11">Mobile phone reception<text:line-break/></text:span>Station Creek – limited<text:line-break/>Red Rock - good</text:p>
      <text:p text:style-name="P2"><text:span text:style-name="T11">Nearest Police Station<text:line-break/></text:span>Woolgoolga – 25km; Grafton – 50k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imbusSanL-Regu" style:font-family-asian="NimbusSanL-Regu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4ea2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arcoongere to Red Rock – Blue Cord Hike -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10</meta:editing-cycles>
    <meta:creation-date>2018-05-28T01:03:00</meta:creation-date>
    <dc:date>2019-05-06T16:04:25.880653053</dc:date>
    <meta:editing-duration>PT1H3M30S</meta:editing-duration>
    <meta:generator>LibreOffice/6.1.2.1$Linux_X86_64 LibreOffice_project/10$Build-1</meta:generator>
    <dc:title>Barcoongere to Red Rock – Blue Cord Hike - V1.0</dc:title>
    <meta:document-statistic meta:table-count="0" meta:image-count="0" meta:object-count="0" meta:page-count="2" meta:paragraph-count="34" meta:word-count="418" meta:character-count="2568" meta:non-whitespace-character-count="2158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